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fo:color="#222222" fo:font-size="9pt" officeooo:paragraph-rsid="00000d53" style:font-size-asian="9pt" style:font-name-complex="Calibri" style:font-size-complex="9pt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/>
      <style:text-properties officeooo:rsid="00000d53" officeooo:paragraph-rsid="00000d53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officeooo:rsid="00000d53" officeooo:paragraph-rsid="00000d53" style:font-name-complex="Calibri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officeooo:rsid="00000d53" officeooo:paragraph-rsid="00027a5b" style:font-name-complex="Calibri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officeooo:rsid="00027a5b" officeooo:paragraph-rsid="00027a5b" style:font-name-complex="Calibri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officeooo:rsid="0003ef11" officeooo:paragraph-rsid="0003ef11" style:font-name-complex="Calibri"/>
    </style:style>
    <style:style style:name="P7" style:family="paragraph" style:parent-style-name="Standard">
      <style:paragraph-properties fo:margin-top="0cm" fo:margin-bottom="0cm" loext:contextual-spacing="false" fo:text-align="end" style:justify-single-word="false"/>
      <style:text-properties officeooo:rsid="000412d2" officeooo:paragraph-rsid="000412d2" style:font-name-complex="Calibri"/>
    </style:style>
    <style:style style:name="P8" style:family="paragraph" style:parent-style-name="Header">
      <style:paragraph-properties fo:text-align="center" style:justify-single-word="false"/>
      <style:text-properties fo:color="#222222" fo:font-size="9pt" style:font-size-asian="9pt" style:font-name-complex="Calibri" style:font-size-complex="9pt"/>
    </style:style>
    <style:style style:name="T1" style:family="text">
      <style:text-properties fo:color="#222222"/>
    </style:style>
    <style:style style:name="T2" style:family="text">
      <style:text-properties fo:color="#222222" style:font-name-complex="Calibri"/>
    </style:style>
    <style:style style:name="T3" style:family="text">
      <style:text-properties fo:color="#222222" officeooo:rsid="00026770"/>
    </style:style>
    <style:style style:name="T4" style:family="text">
      <style:text-properties fo:color="#222222" officeooo:rsid="00027a5b"/>
    </style:style>
    <style:style style:name="T5" style:family="text">
      <style:text-properties fo:color="#222222" officeooo:rsid="0003ef1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Fecha 17 de octubre de 2017</text:span></text:p>
      <text:p text:style-name="P4"><text:span text:style-name="T4">EQUIPO DE CONDUCCIÓN</text:span></text:p>
      <text:p text:style-name="P4"><text:span text:style-name="T4">DE LA ESCUELA</text:span><text:span text:style-name="T1"> <text:s/></text:span><text:span text:style-name="T4">Nº </text:span><text:span text:style-name="T1">4 <text:s/>D.E. 19°</text:span></text:p>
      <text:p text:style-name="P5"><text:span text:style-name="T1">DE LA CIUDAD AUTÓNOMA DE BUENOS AIRES</text:span></text:p>
      <text:p text:style-name="P5"><text:span text:style-name="T1">PRESENTE</text:span></text:p>
      <text:p text:style-name="P5"><text:span text:style-name="T1"/></text:p>
      <text:p text:style-name="P5"><text:span text:style-name="T1"><text:tab/><text:tab/><text:tab/><text:tab/><text:tab/><text:tab/><text:tab/>Ref: Hechos acontecidos el 03/10/2017</text:span></text:p>
      <text:p text:style-name="P5"><text:span text:style-name="T1"><text:tab/><text:tab/><text:tab/><text:tab/><text:tab/><text:tab/><text:tab/></text:span></text:p>
      <text:p text:style-name="P5"><text:span text:style-name="T1"/></text:p>
      <text:p text:style-name="P5"><text:span text:style-name="T1">De mi consideración:</text:span></text:p>
      <text:p text:style-name="P3"><text:span text:style-name="T1"><text:tab/><text:tab/><text:tab/>Por medio de la presente yo, Alvar Leandro Maciel FC: 412.065, maestro de grado de 5° B </text:span><text:span text:style-name="T4">de esta institución</text:span><text:span text:style-name="T1">, <text:s/>informo a la conducción lo</text:span><text:span text:style-name="T4">s </text:span><text:span text:style-name="T1">hechos acaecidos el martes 3 de Octubre de 2017 en la puerta trasera de la</text:span><text:span text:style-name="T3"> </text:span><text:span text:style-name="T4">e</text:span><text:span text:style-name="T1">scuela, </text:span><text:span text:style-name="T3">cita en</text:span><text:span text:style-name="T1"> la calle Riestra 1850. </text:span></text:p>
      <text:p text:style-name="P3"><text:span text:style-name="T1"><text:tab/><text:tab/><text:tab/>Al momento de la salida me alerto al ver una acumulación de niños y niñas a unos 20 metros de la puerta trasera. </text:span><text:span text:style-name="T3">M</text:span><text:span text:style-name="T1">e acerco previendo que podría tratarse de una pelea y me informan que estaban felicitando a una compañera de 6° por su cumpleaños. Retomando la vuelta a la escuela, a 10 metros de la puerta trasera veo otra acumulación de niños, niñas y padres y oigo gritos de adu</text:span><text:span text:style-name="T3">lt</text:span><text:span text:style-name="T1">os. Me acerco y un padre ………….. estaba intimando al niño que tiene a su cargo, <text:s/>Juan Florentín de 6° B, a pelearse de puños con Jeremy Herbas Estrada, </text:span><text:span text:style-name="T4">compañero </text:span><text:span text:style-name="T1">de <text:s/>su clase.</text:span></text:p>
      <text:p text:style-name="P3"><text:span text:style-name="T1"><text:tab/><text:tab/><text:tab/>La situación era muy violenta. </text:span><text:span text:style-name="T4">D</text:span><text:span text:style-name="T1">icho padre </text:span><text:span text:style-name="T4">estaba </text:span><text:span text:style-name="T1">muy alterado </text:span><text:span text:style-name="T4">y j</text:span><text:span text:style-name="T1">unto a una mujer gritaban incitando la pelea y amenazaban a Juan con golpearlo al regreso a su casa si no se “plantaba”. Pude escuchar cuando decía esto y además decía que “tenía que plantarse y cagarlo a trompadas, que además de ser bajito era un bolita”. En ese momento intervengo para calmar a los adultos y evitar la pelea de los niños, pero ambos adultos me increpan a los gritos, muy violentamente, e incluso </text:span><text:span text:style-name="T3">empujándome. H</text:span><text:span text:style-name="T1">e de afirmar que temí que me golpearan por el nivel de violencia con el que se dirigieron a mi persona. Los niños en ese momento se trenzan en golpes de puño mientras los adultos me atacan verbal y físicamente a los empujones alejándome de la pelea, gritando que no me meta, que en la escuela no se resuelve nada. En ese momento interviene una madre de 5° B que interpela</text:span><text:span text:style-name="T3">ndo</text:span><text:span text:style-name="T1"> al adulto que me amenazaba </text:span><text:span text:style-name="T3">logra</text:span><text:span text:style-name="T1"> aleja</text:span><text:span text:style-name="T3">rlo</text:span><text:span text:style-name="T1">.</text:span></text:p>
      <text:p text:style-name="P3"><text:span text:style-name="T1"><text:tab/><text:tab/><text:tab/>Cabe destacar que la situación fue muy confusa, violenta y que transcurrió en un lapso muy corto de tiempo. </text:span><text:span text:style-name="T3">M</text:span><text:span text:style-name="T1">is compañeros atinaron a llamar a las autoridades de la escuela que se presentaron rápidamente, cuando la situación ya estaba calmándose.</text:span></text:p>
      <text:p text:style-name="P3"><text:span text:style-name="T1"><text:tab/><text:tab/><text:tab/>Presento este escrito para manifestar mi preocupación por la situación de los menores en cuestión y por el hecho de que ………. </text:span><text:span text:style-name="T3">al ser</text:span><text:span text:style-name="T1"> el presidente de la cooperadora de la escuela representa un peligro para los niños y los compañeros trabajadores, </text:span><text:span text:style-name="T3">ya que ha mostrado</text:span><text:span text:style-name="T1"> en un momento de ira no p</text:span><text:span text:style-name="T3">oder</text:span><text:span text:style-name="T1"> controlarse </text:span><text:span text:style-name="T3">siendo capaz de</text:span><text:span text:style-name="T1"> incitar a la pelea </text:span><text:span text:style-name="T3">a </text:span><text:span text:style-name="T1">dos menores y </text:span><text:span text:style-name="T3">de </text:span><text:span text:style-name="T1">golpear a un docente de grado. </text:span><text:span text:style-name="T5">Por lo tanto solicito que el hecho mencionado sea registrado para evitar posteriores inconvenientes tanto para mí como para la institución y, de ser necesario, sea elevado a quien corresponda con el fin de prevenir hechos similares en el futuro venidero.</text:span></text:p>
      <text:p text:style-name="P3"><text:span text:style-name="T5"/></text:p>
      <text:p text:style-name="P6"><text:span text:style-name="T1"><text:tab/>Sin más y al aguardo de su respuesta ante lo solicitado, saludo atentamente.</text:span></text:p>
      <text:p text:style-name="P7"><text:span text:style-name="T1">Alvar Leandro Macie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3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222222" fo:font-size="9pt" style:font-size-asian="9pt" style:font-name-complex="Calibri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5:05:55.907885137</meta:creation-date>
    <dc:date>2017-10-16T15:55:00.695941187</dc:date>
    <meta:editing-duration>PT37M43S</meta:editing-duration>
    <meta:editing-cycles>4</meta:editing-cycles>
    <meta:generator>LibreOffice/5.4.1.2.0$Linux_X86_64 LibreOffice_project/40m0$Build-2</meta:generator>
    <meta:document-statistic meta:table-count="0" meta:image-count="0" meta:object-count="0" meta:page-count="1" meta:paragraph-count="15" meta:word-count="517" meta:character-count="2915" meta:non-whitespace-character-count="2376"/>
  </office:meta>
</office:document-meta>
</file>